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1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2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3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4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6" style:family="paragraph" style:parent-style-name="Standard">
      <style:text-properties officeooo:rsid="001df005" officeooo:paragraph-rsid="001df005"/>
    </style:style>
    <style:style style:name="P17" style:family="paragraph" style:parent-style-name="Standard">
      <style:text-properties officeooo:rsid="00255228" officeooo:paragraph-rsid="00255228"/>
    </style:style>
    <style:style style:name="P18" style:family="paragraph" style:parent-style-name="Standard">
      <style:text-properties officeooo:rsid="0028146c" officeooo:paragraph-rsid="0028146c"/>
    </style:style>
    <style:style style:name="P19" style:family="paragraph" style:parent-style-name="Standard">
      <style:text-properties officeooo:rsid="002a128d" officeooo:paragraph-rsid="002a128d"/>
    </style:style>
    <style:style style:name="P20" style:family="paragraph" style:parent-style-name="Standard">
      <style:text-properties officeooo:rsid="00363bbc" officeooo:paragraph-rsid="002a128d"/>
    </style:style>
    <style:style style:name="P21" style:family="paragraph" style:parent-style-name="Standard">
      <style:text-properties officeooo:rsid="003779e5" officeooo:paragraph-rsid="002a128d"/>
    </style:style>
    <style:style style:name="P22" style:family="paragraph" style:parent-style-name="Standard">
      <style:text-properties officeooo:rsid="003779e5" officeooo:paragraph-rsid="0033a8a2"/>
    </style:style>
    <style:style style:name="P23" style:family="paragraph" style:parent-style-name="Standard">
      <style:text-properties officeooo:rsid="0039de95" officeooo:paragraph-rsid="002a128d"/>
    </style:style>
    <style:style style:name="P24" style:family="paragraph" style:parent-style-name="Standard">
      <style:text-properties officeooo:rsid="00370145" officeooo:paragraph-rsid="002a128d"/>
    </style:style>
    <style:style style:name="P25" style:family="paragraph" style:parent-style-name="Standard">
      <style:text-properties officeooo:rsid="0038c49a" officeooo:paragraph-rsid="002a128d"/>
    </style:style>
    <style:style style:name="P26" style:family="paragraph" style:parent-style-name="Standard">
      <style:text-properties officeooo:rsid="0040a8c9" officeooo:paragraph-rsid="002a128d"/>
    </style:style>
    <style:style style:name="P27" style:family="paragraph" style:parent-style-name="Standard">
      <style:text-properties officeooo:rsid="0042810b" officeooo:paragraph-rsid="002a128d"/>
    </style:style>
    <style:style style:name="P28" style:family="paragraph" style:parent-style-name="Standard">
      <style:text-properties officeooo:rsid="002a519f" officeooo:paragraph-rsid="002a519f"/>
    </style:style>
    <style:style style:name="P29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30" style:family="paragraph" style:parent-style-name="Standard">
      <style:text-properties officeooo:rsid="0035266b" officeooo:paragraph-rsid="0035266b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56e7d"/>
    </style:style>
    <style:style style:name="T8" style:family="text">
      <style:text-properties officeooo:rsid="002a128d"/>
    </style:style>
    <style:style style:name="T9" style:family="text">
      <style:text-properties officeooo:rsid="00363bbc"/>
    </style:style>
    <style:style style:name="T10" style:family="text">
      <style:text-properties officeooo:rsid="003779e5"/>
    </style:style>
    <style:style style:name="T11" style:family="text">
      <style:text-properties officeooo:rsid="0038c49a"/>
    </style:style>
    <style:style style:name="T12" style:family="text">
      <style:text-properties officeooo:rsid="0042810b"/>
    </style:style>
    <style:style style:name="T13" style:family="text">
      <style:text-properties officeooo:rsid="003ec78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a752" style:font-weight-asian="bold" style:font-weight-complex="bold"/>
    </style:style>
    <style:style style:name="T16" style:family="text">
      <style:text-properties officeooo:rsid="0033a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CB_111000_V2</text:p>
      <text:p text:style-name="P2"/>
      <text:p text:style-name="P11"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are now compiled using Arduino</text:p>
      <text:p text:style-name="P3"><text:tab/><text:tab/>System programs are compiled using Studio 7</text:p>
      <text:p text:style-name="P3"><text:tab/><text:tab/>PCB initialisation is carried out using <text:span text:style-name="T7">the following</text:span> Arduino sketches <text:span text:style-name="T2">rather than <text:tab/><text:tab/>bespoke HW</text:span></text:p>
      <text:p text:style-name="P8"><text:tab/><text:tab/><text:tab/>8_UNO_AVR_programmer_V3</text:p>
      <text:p text:style-name="P10"><text:tab/><text:tab/><text:tab/><text:span text:style-name="T6">5_Project_pcb_168_V2.30_Arduino_V2</text:span></text:p>
      <text:p text:style-name="P4">Note</text:p>
      <text:p text:style-name="P4">The winAVR compiler which was originally used is no longer supported.</text:p>
      <text:p text:style-name="P4"/>
      <text:p text:style-name="P9">Setting up PCB-111000_V2</text:p>
      <text:p text:style-name="P9"/>
      <text:p text:style-name="P15">Step 1<text:tab/><text:span text:style-name="T2">The PCB is loaded with all components except the displays and the Atmega devices</text:span></text:p>
      <text:p text:style-name="P4"/>
      <text:p text:style-name="P17">Step 2</text:p>
      <text:p text:style-name="P17">Upload <text:span text:style-name="T1">8_UNO_AVR_programmer_V3 to a UNO. </text:span></text:p>
      <text:p text:style-name="P17"/>
      <text:p text:style-name="P17">Step 3</text:p>
      <text:p text:style-name="P17"><text:span text:style-name="T1">With the aid of the </text:span><text:a xlink:type="simple" xlink:href="mailto:Br@y" text:style-name="Internet_20_link" text:visited-style-name="Visited_20_Internet_20_Link"><text:span text:style-name="T1">Br@y</text:span></text:a><text:span text:style-name="T1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s internal RC oscillator</text:span></text:p>
      <text:p text:style-name="P5"><text:tab/><text:span text:style-name="T3">Allow the Atmega 168 to run so that it can upload string data to its EEPROM.</text:span></text:p>
      <text:p text:style-name="P16">Note:</text:p>
      <text:p text:style-name="P16">Terminal emulator <text:span text:style-name="T4">runs at 38.4KB and uses default settings.</text:span></text:p>
      <text:p text:style-name="P4"/>
      <text:p text:style-name="P17">Step 4</text:p>
      <text:p text:style-name="P17">Load the Atmega devices onto the PCB11100 </text:p>
      <text:p text:style-name="P7"/>
      <text:p text:style-name="P17">Step 5 </text:p>
      <text:p text:style-name="P7"><text:span text:style-name="T7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by:</text:span></text:p>
      <text:p text:style-name="P7"><text:tab/><text:span text:style-name="T5">Uploading the mini-OS to its flash</text:span></text:p>
      <text:p text:style-name="P17"><text:tab/>Uploading the “Hello world” strings to its EEPROM</text:p>
      <text:p text:style-name="P7"><text:tab/><text:span text:style-name="T5">Checking the calibration of its internal RC oscillator. </text:span></text:p>
      <text:p text:style-name="P7"><text:soft-page-break/></text:p>
      <text:p text:style-name="P13">Hardware (HW) details</text:p>
      <text:p text:style-name="P12"/>
      <text:p text:style-name="P12"/>
      <text:p text:style-name="P12"/>
      <text:p text:style-name="P12"/>
      <text:p text:style-name="P12"/>
      <text:p text:style-name="P12"/>
      <text:p text:style-name="P12">Driving “<text:span text:style-name="T1">8_UNO_AVR_programmer_V3”</text:span></text:p>
      <text:p text:style-name="P18"/>
      <text:p text:style-name="P19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19"><text:tab/>8 data bits, 1 stop bit, no parity or handshaking and a baud rate of 38.4KB</text:p>
      <text:p text:style-name="P19"/>
      <text:p text:style-name="P19">Click on “scan” to identify the comm port and then click on connect:</text:p>
      <text:p text:style-name="P19"/>
      <text:p text:style-name="P19">The following user prompt should be generated:</text:p>
      <text:p text:style-name="P19"><text:tab/><text:span text:style-name="T9"><text:tab/>“s <text:s/>s <text:s/>s <text:s/>s <text:s/>s <text:s/>s <text:s/>s…………….”</text:span></text:p>
      <text:p text:style-name="P19"/>
      <text:p text:style-name="P22">Step 1<text:tab/><text:tab/><text:span text:style-name="T16">Click mouse pointer in the text box (at the bottom of the </text:span><text:a xlink:type="simple" xlink:href="mailto:Br@y" text:style-name="Internet_20_link" text:visited-style-name="Visited_20_Internet_20_Link"><text:span text:style-name="T16">Br@y</text:span></text:a><text:span text:style-name="T16">++ window) and</text:span></text:p>
      <text:p text:style-name="P22"><text:tab/><text:tab/><text:span text:style-name="T16">p</text:span>ress -s- to get </text:p>
      <text:p text:style-name="P21"><text:tab/><text:tab/>Atmega 168 detected.</text:p>
      <text:p text:style-name="P21"><text:tab/><text:tab/>“Press -p- to program flash, -r- to run target, -d- to clear the target EEPROM or -x- to <text:tab/><text:tab/>escape.”</text:p>
      <text:p text:style-name="P20">Step <text:span text:style-name="T10">2</text:span><text:tab/><text:tab/>Press -p-</text:p>
      <text:p text:style-name="P20"><text:tab/><text:tab/>Send <text:tab/><text:tab/>“5_Project_pcb_168_V2.30_Arduino_V2.ino.eightanaloginputs”</text:p>
      <text:p text:style-name="P20">Step <text:span text:style-name="T10">3</text:span><text:tab/><text:tab/>Follow instructions to Cal device </text:p>
      <text:p text:style-name="P20"><text:tab/><text:tab/>Get<text:span text:style-name="T11"> user prompt “P/S <text:s text:c="3"/>P/S <text:s text:c="3"/>P/S………….”</text:span></text:p>
      <text:p text:style-name="P20">Step <text:span text:style-name="T10">4</text:span><text:tab/><text:tab/>press -s- and <text:span text:style-name="T11">change BR and send </text:span>on-chip_strings</text:p>
      <text:p text:style-name="P20"/>
      <text:p text:style-name="P24">Optional steps</text:p>
      <text:p text:style-name="P24">At P/S prompt <text:span text:style-name="T11">p</text:span>ress -<text:span text:style-name="T8">v</text:span>- to get program name plus version <text:tab/>“Project_pcb_168_V2.30_Arduino”</text:p>
      <text:p text:style-name="P24"/>
      <text:p text:style-name="P25">Reset UNO to restore <text:span text:style-name="T9">user prompt<text:tab/>“s <text:s/>s <text:s/>s <text:s/>s <text:s/>s <text:s/>s <text:s/>s…………….”</text:span></text:p>
      <text:p text:style-name="P23">Press -<text:span text:style-name="T13">s</text:span>- <text:span text:style-name="T13">then </text:span>-d- to clear “<text:span text:style-name="T9">on-chip_strings” </text:span>and cal bytes from Atmega168 EEPROM</text:p>
      <text:p text:style-name="P25"/>
      <text:p text:style-name="P25">Reset UNO to restore <text:span text:style-name="T9">user prompt<text:tab/>“s <text:s/>s <text:s/>s <text:s/>s <text:s/>s <text:s/>s <text:s/>s…………….”</text:span></text:p>
      <text:p text:style-name="P25">Press -s- then -t- to recalibrate the Atmega 328 and restore user prompt “P/S <text:s text:c="3"/>P/S…...…”</text:p>
      <text:p text:style-name="P25"/>
      <text:p text:style-name="P25">Reset UNO to restore <text:span text:style-name="T9">user prompt<text:tab/>“s <text:s/>s <text:s/>s <text:s/>s <text:s/>s <text:s/>s <text:s/>s…………….”</text:span></text:p>
      <text:p text:style-name="P25">Press -s- then -r- to restore user prompt “P/S <text:s text:c="3"/>P/S <text:s text:c="3"/>P/S………….”</text:p>
      <text:p text:style-name="P25"/>
      <text:p text:style-name="P26">Press -s- and reprogram the on-chip strings</text:p>
      <text:p text:style-name="P26"/>
      <text:p text:style-name="P25">Reset UNO to restore <text:span text:style-name="T9">user prompt<text:tab/>“s <text:s/>s <text:s/>s <text:s/>s <text:s/>s <text:s/>s <text:s/>s…………….”</text:span></text:p>
      <text:p text:style-name="P27">Press -s- then -x- to escape</text:p>
      <text:p text:style-name="P23"/>
      <text:p text:style-name="P23">Reprogram the Atmega168 and note that it now <text:span text:style-name="T12">offers a re</text:span>calibration</text:p>
      <text:p text:style-name="P23"/>
      <text:p text:style-name="P29"/>
      <text:p text:style-name="P29"/>
      <text:p text:style-name="P28"><text:soft-page-break/><text:span text:style-name="T14">Driving “</text:span><text:span text:style-name="T15">5_Project_pcb_168_V2.30_Arduino_V2”</text:span> </text:p>
      <text:p text:style-name="P28"/>
      <text:p text:style-name="P30">Solder the Atmega 168 to the PCB-111000_V2.</text:p>
      <text:p text:style-name="P30">Reconnect the pcb to a PC running <text:a xlink:type="simple" xlink:href="mailto:Br@y" text:style-name="Internet_20_link" text:visited-style-name="Visited_20_Internet_20_Link">Br@y</text:a>++.</text:p>
      <text:p text:style-name="P30">The user prompt “P/S <text:s text:c="2"/>P/S <text:s text:c="2"/>P/S…………..”</text:p>
      <text:p text:style-name="P30">Press -p- and the response TTND (Target not detected) will be generated.</text:p>
      <text:p text:style-name="P19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09-01T15:41:26.982000000</dc:date>
    <meta:editing-duration>PT58M23S</meta:editing-duration>
    <meta:editing-cycles>14</meta:editing-cycles>
    <meta:document-statistic meta:table-count="0" meta:image-count="0" meta:object-count="0" meta:page-count="3" meta:paragraph-count="73" meta:word-count="537" meta:character-count="3252" meta:non-whitespace-character-count="2675"/>
  </office:meta>
</office:document-meta>
</file>